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orgia" svg:font-family="Georgia, Merriweather, Cambria, 'Times New Roman', Times, 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loext:contextual-spacing="false"/>
    </style:style>
    <style:style style:name="P2" style:family="paragraph" style:parent-style-name="Preformatted_20_Text">
      <loext:graphic-properties draw:fill="none"/>
      <style:paragraph-properties fo:margin-left="0.75in" fo:margin-right="0in" fo:margin-top="0in" fo:margin-bottom="0.1965in" loext:contextual-spacing="false" fo:text-indent="0in" style:auto-text-indent="false" fo:background-color="transparent"/>
      <style:text-properties officeooo:paragraph-rsid="0028089c"/>
    </style:style>
    <style:style style:name="P3" style:family="paragraph" style:parent-style-name="Preformatted_20_Text" style:master-page-name="">
      <loext:graphic-properties draw:fill="none"/>
      <style:paragraph-properties fo:margin-left="0.75in" fo:margin-right="0in" fo:text-indent="0in" style:auto-text-indent="false" style:page-number="auto" fo:background-color="transparent"/>
    </style:style>
    <style:style style:name="P4" style:family="paragraph" style:parent-style-name="Preformatted_20_Text">
      <loext:graphic-properties draw:fill="none"/>
      <style:paragraph-properties fo:margin-left="0.75in" fo:margin-right="0in" fo:text-indent="0in" style:auto-text-indent="false" fo:background-color="transparent"/>
    </style:style>
    <style:style style:name="P5" style:family="paragraph" style:parent-style-name="Standard">
      <style:paragraph-properties fo:text-align="center" style:justify-single-word="false"/>
      <style:text-properties officeooo:rsid="0010ff03" officeooo:paragraph-rsid="0010ff03"/>
    </style:style>
    <style:style style:name="P6" style:family="paragraph" style:parent-style-name="Standard">
      <style:paragraph-properties fo:text-align="start" style:justify-single-word="false"/>
      <style:text-properties officeooo:rsid="0010ff03" officeooo:paragraph-rsid="0010ff03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0ff03" officeooo:paragraph-rsid="0010ff03" style:font-weight-asian="bold" style:font-weight-complex="bold"/>
    </style:style>
    <style:style style:name="P8" style:family="paragraph" style:parent-style-name="Standard">
      <loext:graphic-properties draw:fill="none"/>
      <style:paragraph-properties fo:background-color="transparent"/>
      <style:text-properties officeooo:rsid="00228bbb" officeooo:paragraph-rsid="00228bbb"/>
    </style:style>
    <style:style style:name="P9" style:family="paragraph" style:parent-style-name="Standard">
      <loext:graphic-properties draw:fill="none"/>
      <style:paragraph-properties fo:background-color="transparent"/>
      <style:text-properties officeooo:rsid="00228bbb" officeooo:paragraph-rsid="00258da3"/>
    </style:style>
    <style:style style:name="P10" style:family="paragraph" style:parent-style-name="Standard">
      <loext:graphic-properties draw:fill="none"/>
      <style:paragraph-properties fo:background-color="transparent"/>
      <style:text-properties officeooo:paragraph-rsid="00258da3"/>
    </style:style>
    <style:style style:name="P11" style:family="paragraph" style:parent-style-name="Standard">
      <loext:graphic-properties draw:fill="none"/>
      <style:paragraph-properties fo:background-color="transparent"/>
      <style:text-properties officeooo:paragraph-rsid="003189ca"/>
    </style:style>
    <style:style style:name="P12" style:family="paragraph" style:parent-style-name="Standard" style:list-style-name="L1">
      <loext:graphic-properties draw:fill="none"/>
      <style:paragraph-properties fo:background-color="transparent"/>
      <style:text-properties officeooo:rsid="0038bcf0" officeooo:paragraph-rsid="0038bcf0"/>
    </style:style>
    <style:style style:name="P13" style:family="paragraph" style:parent-style-name="Standard">
      <loext:graphic-properties draw:fill="none"/>
      <style:paragraph-properties fo:background-color="transparent"/>
      <style:text-properties officeooo:rsid="0038bcf0" officeooo:paragraph-rsid="0038bcf0"/>
    </style:style>
    <style:style style:name="P14" style:family="paragraph" style:parent-style-name="Standard" style:list-style-name="L1">
      <loext:graphic-properties draw:fill="none"/>
      <style:paragraph-properties fo:background-color="transparent"/>
      <style:text-properties officeooo:rsid="00409178" officeooo:paragraph-rsid="00409178"/>
    </style:style>
    <style:style style:name="P15" style:family="paragraph" style:parent-style-name="Standard" style:list-style-name="L1">
      <loext:graphic-properties draw:fill="none"/>
      <style:paragraph-properties fo:background-color="transparent"/>
      <style:text-properties officeooo:rsid="0043f1b2" officeooo:paragraph-rsid="0043f1b2"/>
    </style:style>
    <style:style style:name="P16" style:family="paragraph" style:parent-style-name="Standard" style:list-style-name="L1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officeooo:rsid="00228bbb" officeooo:paragraph-rsid="00228bbb"/>
    </style:style>
    <style:style style:name="P17" style:family="paragraph" style:list-style-name="L1">
      <loext:graphic-properties draw:fill="none"/>
      <style:paragraph-properties fo:background-color="transparent"/>
    </style:style>
    <style:style style:name="P18" style:family="paragraph" style:parent-style-name="Standard" style:list-style-name="L1" style:master-page-name="">
      <loext:graphic-properties draw:fill="none"/>
      <style:paragraph-properties fo:margin-left="0.5in" fo:margin-right="0in" fo:text-indent="-0.25in" style:auto-text-indent="false" style:page-number="auto" fo:background-color="transparent"/>
      <style:text-properties officeooo:paragraph-rsid="001cf5a6"/>
    </style:style>
    <style:style style:name="P19" style:family="paragraph" style:parent-style-name="Standard">
      <loext:graphic-properties draw:fill="none"/>
      <style:paragraph-properties fo:margin-left="0.5in" fo:margin-right="0in" fo:text-indent="-0.25in" style:auto-text-indent="false" fo:background-color="transparent"/>
    </style:style>
    <style:style style:name="P20" style:family="paragraph" style:parent-style-name="Standard" style:list-style-name="L1">
      <loext:graphic-properties draw:fill="none"/>
      <style:paragraph-properties fo:margin-left="0.5in" fo:margin-right="0in" fo:text-indent="-0.25in" style:auto-text-indent="false" fo:background-color="transparent"/>
      <style:text-properties officeooo:paragraph-rsid="001cf5a6"/>
    </style:style>
    <style:style style:name="P21" style:family="paragraph" style:parent-style-name="Standard" style:master-page-name="">
      <loext:graphic-properties draw:fill="none"/>
      <style:paragraph-properties fo:margin-left="0.5in" fo:margin-right="0in" fo:text-indent="0in" style:auto-text-indent="false" style:page-number="auto" fo:background-color="transparent"/>
      <style:text-properties officeooo:rsid="003d278e" officeooo:paragraph-rsid="003d278e"/>
    </style:style>
    <style:style style:name="P22" style:family="paragraph" style:parent-style-name="Text_20_body" style:list-style-name="L2"/>
    <style:style style:name="P23" style:family="paragraph" style:parent-style-name="Text_20_body">
      <style:text-properties fo:font-size="11pt" style:font-size-asian="11pt" style:font-size-complex="11pt"/>
    </style:style>
    <style:style style:name="P24" style:family="paragraph" style:parent-style-name="Text_20_body" style:list-style-name="L2">
      <style:paragraph-properties fo:margin-top="0in" fo:margin-bottom="0in" loext:contextual-spacing="false"/>
    </style:style>
    <style:style style:name="T1" style:family="text">
      <style:text-properties style:font-name="Liberation Serif"/>
    </style:style>
    <style:style style:name="T2" style:family="text">
      <style:text-properties officeooo:rsid="001ff29b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officeooo:rsid="00228bbb"/>
    </style:style>
    <style:style style:name="T5" style:family="text">
      <style:text-properties officeooo:rsid="00258da3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CATATAN CODE IGNITER</text:p>
      <text:p text:style-name="P5"/>
      <text:p text:style-name="P6"/>
      <text:list xml:id="list6505403821573345461" text:style-name="L1">
        <text:list-item>
          <text:p>Konfigurasi DB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18">Silahkan buka <text:span text:style-name="T7">📄 config/database.php</text:span>, kemudian isi seperti ini:</text:p>
                                              <text:p text:style-name="P20"/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9"><text:tab/><text:span text:style-name="Source_20_Text"><text:span text:style-name="T1">$db['default'] = array(</text:span></text:span></text:p>
      <text:p text:style-name="Preformatted_20_Text"><text:span text:style-name="Source_20_Text"><text:s text:c="8"/>'dsn' <text:s text:c="2"/>=&gt; '',</text:span></text:p>
      <text:p text:style-name="Preformatted_20_Text"><text:span text:style-name="Source_20_Text"><text:s text:c="8"/>'hostname' =&gt; 'localhost',</text:span></text:p>
      <text:p text:style-name="Preformatted_20_Text"><text:span text:style-name="Source_20_Text"><text:s text:c="8"/>'username' =&gt; 'dian',</text:span></text:p>
      <text:p text:style-name="Preformatted_20_Text"><text:span text:style-name="Source_20_Text"><text:s text:c="8"/>'password' =&gt; 'kopi',</text:span></text:p>
      <text:p text:style-name="Preformatted_20_Text"><text:span text:style-name="Source_20_Text"><text:s text:c="8"/>'database' =&gt; 'tokobuah',</text:span></text:p>
      <text:p text:style-name="Preformatted_20_Text"><text:span text:style-name="Source_20_Text"><text:s text:c="8"/>'dbdriver' =&gt; 'mysqli',</text:span></text:p>
      <text:p text:style-name="Preformatted_20_Text"><text:span text:style-name="Source_20_Text"><text:s text:c="8"/>'dbprefix' =&gt; '',</text:span></text:p>
      <text:p text:style-name="Preformatted_20_Text"><text:span text:style-name="Source_20_Text"><text:s text:c="8"/>'pconnect' =&gt; FALSE,</text:span></text:p>
      <text:p text:style-name="Preformatted_20_Text"><text:span text:style-name="Source_20_Text"><text:s text:c="8"/>'db_debug' =&gt; (ENVIRONMENT !== 'production'),</text:span></text:p>
      <text:p text:style-name="Preformatted_20_Text"><text:span text:style-name="Source_20_Text"><text:s text:c="8"/>'cache_on' =&gt; FALSE,</text:span></text:p>
      <text:p text:style-name="Preformatted_20_Text"><text:span text:style-name="Source_20_Text"><text:s text:c="8"/>'cachedir' =&gt; '',</text:span></text:p>
      <text:p text:style-name="Preformatted_20_Text"><text:span text:style-name="Source_20_Text"><text:s text:c="8"/>'char_set' =&gt; 'utf8',</text:span></text:p>
      <text:p text:style-name="Preformatted_20_Text"><text:span text:style-name="Source_20_Text"><text:s text:c="8"/>'dbcollat' =&gt; 'utf8_general_ci',</text:span></text:p>
      <text:p text:style-name="Preformatted_20_Text"><text:span text:style-name="Source_20_Text"><text:s text:c="8"/>'swap_pre' =&gt; '',</text:span></text:p>
      <text:p text:style-name="Preformatted_20_Text"><text:span text:style-name="Source_20_Text"><text:s text:c="8"/>'encrypt' =&gt; FALSE,</text:span></text:p>
      <text:p text:style-name="Preformatted_20_Text"><text:span text:style-name="Source_20_Text"><text:s text:c="8"/>'compress' =&gt; FALSE,</text:span></text:p>
      <text:p text:style-name="Preformatted_20_Text"><text:span text:style-name="Source_20_Text"><text:s text:c="8"/>'stricton' =&gt; FALSE,</text:span></text:p>
      <text:p text:style-name="Preformatted_20_Text"><text:span text:style-name="Source_20_Text"><text:s text:c="8"/>'failover' =&gt; array(),</text:span></text:p>
      <text:p text:style-name="Preformatted_20_Text"><text:span text:style-name="Source_20_Text"><text:s text:c="8"/>'save_queries' =&gt; TRUE</text:span></text:p>
      <text:p text:style-name="P1"><text:span text:style-name="Source_20_Text"><text:tab/><text:tab/>);</text:span></text:p>
      <text:p text:style-name="Text_20_body"><text:tab/><text:tab/>Perhatikan pada item berikut:</text:p>
      <text:p text:style-name="P3"><text:span text:style-name="Source_20_Text">'hostname' =&gt; 'localhost',</text:span></text:p>
      <text:p text:style-name="P4"><text:span text:style-name="Source_20_Text">'username' =&gt; '</text:span><text:span text:style-name="Source_20_Text"><text:span text:style-name="T2">root</text:span></text:span><text:span text:style-name="Source_20_Text">',</text:span></text:p>
      <text:p text:style-name="P4"><text:span text:style-name="Source_20_Text">'password' =&gt; '</text:span><text:span text:style-name="Source_20_Text"><text:span text:style-name="T2">landak</text:span></text:span><text:span text:style-name="Source_20_Text">',</text:span></text:p>
      <text:p text:style-name="P2"><text:span text:style-name="Source_20_Text">'database' =&gt; 'tokobuah',</text:span></text:p>
      <text:list xml:id="list2820986534348" text:continue-numbering="true" text:style-name="L1">
        <text:list-item>
          <text:list>
            <text:list-item>
              <text:list>
                <text:list-item>
                  <text:list>
                    <text:list-header>
                      <text:p text:style-name="P16"><text:s text:c="2"/><text:tab/><text:tab/>Silahkan ubah sesuai dengan konfigurasi server mysql pada komputermu.</text:p>
                    </text:list-header>
                  </text:list>
                </text:list-item>
              </text:list>
            </text:list-item>
          </text:list>
        </text:list-item>
      </text:list>
      <text:p text:style-name="P8"/>
      <text:p text:style-name="P9"><text:tab/><text:tab/><text:span text:style-name="T5">Kemudian cari $autoload['libraries'] dan tambahkan database dan session di sana.</text:span></text:p>
      <text:p text:style-name="P9"/>
      <text:p text:style-name="P10"><text:span text:style-name="T4"><text:tab/><text:tab/><text:tab/></text:span><text:span text:style-name="Source_20_Text"><text:span text:style-name="T6">$autoload['libraries'] = array('database', 'session');</text:span></text:span></text:p>
      <text:p text:style-name="P11"><text:span text:style-name="T4"><text:tab/><text:tab/></text:span></text:p>
      <text:p text:style-name="P11"><text:tab/><text:span text:style-name="T3"><text:tab/>Ini artinya, kita akan me-load library </text:span><text:span text:style-name="Source_20_Text"><text:span text:style-name="T3">database </text:span></text:span><text:span text:style-name="T3">dan </text:span><text:span text:style-name="Source_20_Text"><text:span text:style-name="T3">session </text:span></text:span><text:span text:style-name="T3">secara otomatis.</text:span></text:p>
      <text:p text:style-name="P23"><text:tab/><text:tab/>Apa fungsinya?</text:p>
      <text:list xml:id="list876347307407893533" text:style-name="L2">
        <text:list-item>
          <text:p text:style-name="P24"><text:span text:style-name="T3">Library </text:span><text:span text:style-name="Source_20_Text"><text:span text:style-name="T3">database </text:span></text:span><text:span text:style-name="T3">akan menyediakan fungsi-fungsi untuk operasi database. Kita butuh ini, karena kita akan menggunakan database dalam aplikasi;</text:span></text:p>
        </text:list-item>
        <text:list-item>
          <text:p text:style-name="P22"><text:span text:style-name="T3">Library </text:span><text:span text:style-name="Source_20_Text"><text:span text:style-name="T3">session </text:span></text:span><text:span text:style-name="T3">menyediakan fungsi-fungsi untuk mengakses variabel </text:span><text:span text:style-name="Source_20_Text"><text:span text:style-name="T3">$_SESSION</text:span></text:span><text:span text:style-name="T3">. Kita butuh ini untuk menampilkan </text:span><text:span text:style-name="Emphasis"><text:span text:style-name="T3">flash message </text:span></text:span><text:span text:style-name="T3">dan membuat login.</text:span></text:p>
        </text:list-item>
      </text:list>
      <text:p text:style-name="P9"/>
      <text:list xml:id="list2821518211593" text:continue-list="list2820986534348" text:style-name="L1">
        <text:list-item>
          <text:p text:style-name="P12">Membuat Model</text:p>
        </text:list-item>
      </text:list>
      <text:p text:style-name="P21">Silahkan buat file baru di dalam direktori <text:span text:style-name="T7">📁 application/model/</text:span> dengan nama Product_model.php.</text:p>
      <text:p text:style-name="P13"/>
      <text:list xml:id="list2821877530133" text:continue-numbering="true" text:style-name="L1">
        <text:list-item>
          <text:p text:style-name="P14">Membuat Controller</text:p>
          <text:p text:style-name="P15">Silahkan buat file baru di dalam folder <text:span text:style-name="T7">📁 application/controllers/admin/</text:span> dengan nama Products.php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eorgia" svg:font-family="Georgia, Merriweather, Cambria, 'Times New Roman', Times, serif"/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02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2T00:00:57.330119751</meta:creation-date>
    <dc:date>2018-11-12T00:28:19.854185155</dc:date>
    <meta:editing-duration>PT27M11S</meta:editing-duration>
    <meta:editing-cycles>30</meta:editing-cycles>
    <meta:generator>LibreOffice/5.1.6.2$Linux_X86_64 LibreOffice_project/10m0$Build-2</meta:generator>
    <meta:document-statistic meta:table-count="0" meta:image-count="0" meta:object-count="0" meta:page-count="1" meta:paragraph-count="41" meta:word-count="197" meta:character-count="1647" meta:non-whitespace-character-count="1321"/>
  </office:meta>
</office:document-meta>
</file>